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6cm" svg:stroke-color="#000000" draw:marker-start-width="0.38cm" draw:marker-end-width="0.38cm" draw:fill="none" draw:opacity="100%" draw:opacity-name="" draw:textarea-horizontal-align="justify" draw:textarea-vertical-align="middle" draw:auto-grow-height="false" fo:min-height="1.09cm" fo:min-width="3.44cm" fo:padding-top="0.155cm" fo:padding-bottom="0.155cm" fo:padding-left="0.28cm" fo:padding-right="0.28cm"/>
    </style:style>
    <style:style style:name="gr2" style:family="graphic" style:parent-style-name="objectwithoutfill">
      <style:graphic-properties svg:stroke-width="0.06cm" svg:stroke-color="#000000" draw:marker-start-width="0.38cm" draw:marker-end="Small_20_Arrow" draw:marker-end-width="0.3cm" draw:fill="none" draw:textarea-vertical-align="middle" fo:padding-top="0.155cm" fo:padding-bottom="0.155cm" fo:padding-left="0.28cm" fo:padding-right="0.28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75cm" fo:min-width="1.3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35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draw:layer="layout" svg:width="4cm" svg:height="1.4cm" svg:x="2cm" svg:y="2cm">
            <text:p text:style-name="P1">Controlador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6cm" svg:y1="2.7cm" svg:x2="8.4cm" svg:y2="2.7cm">
            <text:p/>
          </draw:line>
          <draw:custom-shape draw:style-name="gr3" draw:text-style-name="P3" draw:layer="layout" svg:width="1.8cm" svg:height="1cm" svg:x="6cm" svg:y="1.7cm">
            <text:p text:style-name="P1">c(t)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8cm" svg:height="1cm" svg:x="6cm" svg:y="2.7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cm" svg:height="1.4cm" svg:x="8.4cm" svg:y="2cm">
            <text:p text:style-name="P1">Accionador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2.4cm" svg:y1="2.7cm" svg:x2="14.8cm" svg:y2="2.7cm">
            <text:p/>
          </draw:line>
          <draw:custom-shape draw:style-name="gr3" draw:text-style-name="P3" draw:layer="layout" svg:width="1.8cm" svg:height="1cm" svg:x="12.4cm" svg:y="1.7cm">
            <text:p text:style-name="P1">u(t)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8cm" svg:height="1cm" svg:x="12.4cm" svg:y="2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cm" svg:height="1.4cm" svg:x="14.8cm" svg:y="2cm">
            <text:p text:style-name="P1">Sistema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8.8cm" svg:y1="2.7cm" svg:x2="21.2cm" svg:y2="2.7cm">
            <text:p/>
          </draw:line>
          <draw:custom-shape draw:style-name="gr3" draw:text-style-name="P3" draw:layer="layout" svg:width="1.8cm" svg:height="1cm" svg:x="18.8cm" svg:y="1.7cm">
            <text:p text:style-name="P1">y(t)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8cm" svg:height="1cm" svg:x="18.8cm" svg:y="2.7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5.1cm" svg:height="0.6cm" svg:x="16.2cm" svg:y="3.9cm">
          <text:p text:style-name="P4"><text:span text:style-name="T1">CC BY-SA www.picuino.co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7:16:47.182000000</meta:creation-date>
    <meta:generator>LibreOffice/6.0.6.2$Windows_X86_64 LibreOffice_project/0c292870b25a325b5ed35f6b45599d2ea4458e77</meta:generator>
    <dc:date>2019-08-31T17:31:26.681000000</dc:date>
    <meta:editing-duration>PT14M37S</meta:editing-duration>
    <meta:editing-cycles>7</meta:editing-cycles>
    <meta:document-statistic meta:object-count="16"/>
  </office:meta>
</office:document-meta>
</file>